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.19pt" fo:break-before="auto" style:use-optimal-row-height="false"/>
    </style:style>
    <style:style style:name="ro3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2" fo:font-size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number-columns-repeated="1022" table:default-cell-style-name="ce7"/>
        <table:table-row table:style-name="ro1">
          <table:table-cell table:style-name="ce1"/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вариация</text:p>
          </table:table-cell>
          <table:table-cell table:style-name="ce9" office:value-type="float" office:value="3.68745478068654" calcext:value-type="float">
            <text:p>3.687</text:p>
          </table:table-cell>
          <table:table-cell table:style-name="ce9" office:value-type="float" office:value="1.30155772506218" calcext:value-type="float">
            <text:p>1.302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% обяснена вариация</text:p>
          </table:table-cell>
          <table:table-cell table:style-name="ce9" office:value-type="float" office:value="53.5390069118912" calcext:value-type="float">
            <text:p>53.539</text:p>
          </table:table-cell>
          <table:table-cell table:style-name="ce9" office:value-type="float" office:value="18.8976169696527" calcext:value-type="float">
            <text:p>18.898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кумулативен % вариация</text:p>
          </table:table-cell>
          <table:table-cell table:style-name="ce9" office:value-type="float" office:value="53.5390069118912" calcext:value-type="float">
            <text:p>53.539</text:p>
          </table:table-cell>
          <table:table-cell table:style-name="ce9" office:value-type="float" office:value="72.4366238815439" calcext:value-type="float">
            <text:p>72.437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5" office:value-type="string" calcext:value-type="string">
            <text:p>Корелация на променливите с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l_a</text:p>
          </table:table-cell>
          <table:table-cell table:style-name="ce11" office:value-type="float" office:value="0.498104006916982" calcext:value-type="float">
            <text:p>0.498</text:p>
          </table:table-cell>
          <table:table-cell table:style-name="ce11" office:value-type="float" office:value="-0.188077265622657" calcext:value-type="float">
            <text:p>-0.18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1" office:value-type="float" office:value="0.844140380089995" calcext:value-type="float">
            <text:p>0.844</text:p>
          </table:table-cell>
          <table:table-cell table:style-name="ce11" office:value-type="float" office:value="0.266281334983933" calcext:value-type="float">
            <text:p>0.2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1" office:value-type="float" office:value="0.747899246994451" calcext:value-type="float">
            <text:p>0.748</text:p>
          </table:table-cell>
          <table:table-cell table:style-name="ce11" office:value-type="float" office:value="0.434788777112526" calcext:value-type="float">
            <text:p>0.43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1" office:value-type="float" office:value="0.854517538808368" calcext:value-type="float">
            <text:p>0.855</text:p>
          </table:table-cell>
          <table:table-cell table:style-name="ce11" office:value-type="float" office:value="0.301238070284768" calcext:value-type="float">
            <text:p>0.30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1" office:value-type="float" office:value="0.903706794665438" calcext:value-type="float">
            <text:p>0.904</text:p>
          </table:table-cell>
          <table:table-cell table:style-name="ce11" office:value-type="float" office:value="-0.0234496848777385" calcext:value-type="float">
            <text:p>-0.02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1" office:value-type="float" office:value="-0.716244201678928" calcext:value-type="float">
            <text:p>-0.716</text:p>
          </table:table-cell>
          <table:table-cell table:style-name="ce11" office:value-type="float" office:value="0.536176884370481" calcext:value-type="float">
            <text:p>0.53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1" office:value-type="float" office:value="0.410288816722921" calcext:value-type="float">
            <text:p>0.410</text:p>
          </table:table-cell>
          <table:table-cell table:style-name="ce11" office:value-type="float" office:value="-0.808323932350022" calcext:value-type="float">
            <text:p>-0.808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2"/>
        </table:table-row>
        <table:table-row table:style-name="ro1">
          <table:table-cell table:style-name="ce17" office:value-type="string" calcext:value-type="string">
            <text:p>Принос на променливите към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hl_a</text:p>
          </table:table-cell>
          <table:table-cell table:style-name="ce12" office:value-type="float" office:value="6.68386514995638" calcext:value-type="float">
            <text:p>6.684</text:p>
          </table:table-cell>
          <table:table-cell table:style-name="ce12" office:value-type="float" office:value="2.69974957746863" calcext:value-type="float">
            <text:p>2.7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2" office:value-type="float" office:value="19.1962748571109" calcext:value-type="float">
            <text:p>19.196</text:p>
          </table:table-cell>
          <table:table-cell table:style-name="ce12" office:value-type="float" office:value="5.41168274794592" calcext:value-type="float">
            <text:p>5.41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2" office:value-type="float" office:value="15.0686310835138" calcext:value-type="float">
            <text:p>15.069</text:p>
          </table:table-cell>
          <table:table-cell table:style-name="ce12" office:value-type="float" office:value="14.4280463383026" calcext:value-type="float">
            <text:p>14.42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2" office:value-type="float" office:value="19.6711418633951" calcext:value-type="float">
            <text:p>19.671</text:p>
          </table:table-cell>
          <table:table-cell table:style-name="ce12" office:value-type="float" office:value="6.925810290806" calcext:value-type="float">
            <text:p>6.92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2" office:value-type="float" office:value="21.8543408917306" calcext:value-type="float">
            <text:p>21.854</text:p>
          </table:table-cell>
          <table:table-cell table:style-name="ce12" office:value-type="float" office:value="0.0416888493953086" calcext:value-type="float">
            <text:p>0.04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2" office:value-type="float" office:value="12.9908539568482" calcext:value-type="float">
            <text:p>12.991</text:p>
          </table:table-cell>
          <table:table-cell table:style-name="ce12" office:value-type="float" office:value="20.6250449985925" calcext:value-type="float">
            <text:p>20.62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2" office:value-type="float" office:value="4.53489219744509" calcext:value-type="float">
            <text:p>4.535</text:p>
          </table:table-cell>
          <table:table-cell table:style-name="ce12" office:value-type="float" office:value="49.8679771974891" calcext:value-type="float">
            <text:p>49.868</text:p>
          </table:table-cell>
          <table:table-cell table:number-columns-repeated="1020"/>
        </table:table-row>
        <table:table-row table:style-name="ro3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7:Sheet1.C13">
            <calcext:condition calcext:apply-style-name="thesis_table_bold" calcext:value="&gt;=0.5" calcext:base-cell-address="Sheet1.B7"/>
            <calcext:condition calcext:apply-style-name="thesis_table_bold" calcext:value="&lt;=-0.5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esis_5f_table_5f_bold" style:display-name="thesis_table_bold" style:family="table-cell" style:parent-style-name="Default" style:data-style-name="N121">
      <style:text-properties style:font-name="Times New Roman1" fo:font-family="'Times New Roman'" style:font-style-name="Bold" style:font-family-generic="roman" style:font-pitch="variable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0:49:40.450526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23:56.411167276</meta:creation-date>
    <meta:generator>LibreOffice/5.3.2.2$Linux_X86_64 LibreOffice_project/6cd4f1ef626f15116896b1d8e1398b56da0d0ee1</meta:generator>
    <dc:date>2018-07-24T10:49:51.175628904</dc:date>
    <meta:editing-duration>PT29M57S</meta:editing-duration>
    <meta:editing-cycles>20</meta:editing-cycles>
    <meta:document-statistic meta:table-count="1" meta:cell-count="59" meta:object-count="0"/>
  </office:meta>
</office:document-meta>
</file>